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bottom" fo:background-color="transparent" fo:padding="0.0382in" fo:border="0.5pt solid #000000" style:writing-mode="page">
        <style:background-image/>
      </style:table-cell-properties>
    </style:style>
    <style:style style:name="Table2.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34in" fo:margin-left="-0.0208in" fo:margin-top="0in" fo:margin-bottom="0in" table:align="left" style:may-break-between-rows="true" style:writing-mode="page" table:border-model="collapsing"/>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bottom" fo:background-color="transparent" fo:padding="0.0382in" fo:border="0.5pt solid #000000" style:writing-mode="page">
        <style:background-image/>
      </style:table-cell-properties>
    </style:style>
    <style:style style:name="Table3.2" style:family="table-row">
      <style:table-row-properties style:min-row-height="2.6632in" fo:keep-together="auto"/>
    </style:style>
    <style:style style:name="Table3.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may-break-between-rows="true" style:writing-mode="page" table:border-model="collapsing"/>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style:vertical-align="bottom" fo:background-color="transparent" fo:padding="0.0382in" fo:border="0.5pt solid #000000" style:writing-mode="page">
        <style:background-image/>
      </style:table-cell-properties>
    </style:style>
    <style:style style:name="Table4.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1f8f5" officeooo:paragraph-rsid="0032a05f"/>
    </style:style>
    <style:style style:name="P9" style:family="paragraph" style:parent-style-name="Text_20_body" style:list-style-name="L1">
      <style:text-properties officeooo:rsid="0021f8f5" officeooo:paragraph-rsid="003b43fe"/>
    </style:style>
    <style:style style:name="P10" style:family="paragraph" style:parent-style-name="Text_20_body" style:list-style-name="L1">
      <style:text-properties officeooo:paragraph-rsid="003b43fe"/>
    </style:style>
    <style:style style:name="P11" style:family="paragraph" style:parent-style-name="Text_20_body" style:list-style-name="L1"/>
    <style:style style:name="P12" style:family="paragraph" style:parent-style-name="Text_20_body" style:list-style-name="L1">
      <style:text-properties officeooo:rsid="0021f8f5"/>
    </style:style>
    <style:style style:name="P13" style:family="paragraph" style:parent-style-name="Text_20_body" style:list-style-name="L2">
      <style:text-properties officeooo:rsid="0021f8f5"/>
    </style:style>
    <style:style style:name="P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21f8f5"/>
    </style:style>
    <style:style style:name="P16" style:family="paragraph" style:parent-style-name="Text_20_body" style:list-style-name="L3">
      <style:text-properties officeooo:rsid="0021f8f5"/>
    </style:style>
    <style:style style:name="P17" style:family="paragraph" style:parent-style-name="Text_20_body" style:list-style-name="L3">
      <style:text-properties officeooo:paragraph-rsid="0023e832"/>
    </style:style>
    <style:style style:name="P18" style:family="paragraph" style:parent-style-name="Text_20_body" style:list-style-name="L4">
      <style:text-properties officeooo:rsid="0021f8f5"/>
    </style:style>
    <style:style style:name="P19" style:family="paragraph" style:parent-style-name="Text_20_body" style:list-style-name="L5">
      <style:text-properties officeooo:rsid="0021f8f5"/>
    </style:style>
    <style:style style:name="P20" style:family="paragraph" style:parent-style-name="Text_20_body" style:list-style-name="L6">
      <style:text-properties officeooo:rsid="0021f8f5" officeooo:paragraph-rsid="0023e832"/>
    </style:style>
    <style:style style:name="P21" style:family="paragraph" style:parent-style-name="Text_20_body" style:list-style-name="L6">
      <style:text-properties officeooo:paragraph-rsid="0023e832"/>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Heading_20_2">
      <style:text-properties officeooo:rsid="002d1489" officeooo:paragraph-rsid="002d1489"/>
    </style:style>
    <style:style style:name="P26" style:family="paragraph" style:parent-style-name="Text_20_body">
      <style:text-properties officeooo:rsid="002d1489" officeooo:paragraph-rsid="002d1489"/>
    </style:style>
    <style:style style:name="P2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officeooo:paragraph-rsid="002d148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1">
      <style:paragraph-properties fo:break-before="page"/>
      <style:text-properties officeooo:paragraph-rsid="00319191"/>
    </style:style>
    <style:style style:name="P29" style:family="paragraph" style:parent-style-name="Text_20_body">
      <style:text-properties officeooo:paragraph-rsid="00319191"/>
    </style:style>
    <style:style style:name="P30" style:family="paragraph" style:parent-style-name="Text_20_body" style:list-style-name="L10"/>
    <style:style style:name="P31" style:family="paragraph" style:parent-style-name="Text_20_body">
      <style:text-properties officeooo:paragraph-rsid="0034b719"/>
    </style:style>
    <style:style style:name="P32" style:family="paragraph" style:parent-style-name="Text_20_body">
      <style:text-properties officeooo:paragraph-rsid="003c2213"/>
    </style:style>
    <style:style style:name="P33" style:family="paragraph" style:parent-style-name="Heading_20_4">
      <style:paragraph-properties fo:margin-top="0in" fo:margin-bottom="0.0972in" style:contextual-spacing="false" fo:line-height="115%"/>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paragraph-properties fo:margin-top="0in" fo:margin-bottom="0.0972in" style:contextual-spacing="false" fo:line-height="115%"/>
    </style:style>
    <style:style style:name="P38" style:family="paragraph" style:parent-style-name="Heading_20_3">
      <style:paragraph-properties fo:margin-top="0in" fo:margin-bottom="0.0972in" style:contextual-spacing="false" fo:line-height="115%"/>
    </style:style>
    <style:style style:name="P39" style:family="paragraph" style:parent-style-name="Text_20_body" style:list-style-name="List_20_1"/>
    <style:style style:name="P40" style:family="paragraph" style:parent-style-name="Text_20_body" style:list-style-name="List_20_1">
      <style:text-properties officeooo:paragraph-rsid="003b43fe"/>
    </style:style>
    <style:style style:name="P41"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color="#ff0000" loext:opacity="100%"/>
    </style:style>
    <style:style style:name="T3" style:family="text">
      <style:text-properties fo:font-weight="normal" style:font-weight-asian="normal" style:font-weight-complex="normal"/>
    </style:style>
    <style:style style:name="T4" style:family="text">
      <style:text-properties fo:font-weight="normal" officeooo:rsid="00449e42" style:font-weight-asian="normal" style:font-weight-complex="normal"/>
    </style:style>
    <style:style style:name="T5" style:family="text">
      <style:text-properties officeooo:rsid="002b578f"/>
    </style:style>
    <style:style style:name="T6" style:family="text">
      <style:text-properties style:font-name="DejaVu Serif" fo:font-weight="normal" officeooo:rsid="002b578f" style:font-weight-asian="normal" style:font-weight-complex="normal"/>
    </style:style>
    <style:style style:name="T7" style:family="text">
      <style:text-properties officeooo:rsid="0021f8f5"/>
    </style:style>
    <style:style style:name="T8" style:family="text">
      <style:text-properties officeooo:rsid="003e5d50"/>
    </style:style>
    <style:style style:name="T9" style:family="text">
      <style:text-properties officeooo:rsid="002243e8"/>
    </style:style>
    <style:style style:name="T10" style:family="text">
      <style:text-properties fo:font-weight="normal" officeooo:rsid="0023e832" style:font-weight-asian="normal" style:font-weight-complex="normal"/>
    </style:style>
    <style:style style:name="T11" style:family="text">
      <style:text-properties officeooo:rsid="0023e832"/>
    </style:style>
    <style:style style:name="T12" style:family="text">
      <style:text-properties officeooo:rsid="0024bd3d"/>
    </style:style>
    <style:style style:name="T13" style:family="text">
      <style:text-properties officeooo:rsid="003b43fe"/>
    </style:style>
    <style:style style:name="T14" style:family="text">
      <style:text-properties officeooo:rsid="003240a4"/>
    </style:style>
    <style:style style:name="T15" style:family="text">
      <style:text-properties officeooo:rsid="002d1489"/>
    </style:style>
    <style:style style:name="T16" style:family="text">
      <style:text-properties officeooo:rsid="00319191"/>
    </style:style>
    <style:style style:name="T17" style:family="text">
      <style:text-properties officeooo:rsid="0034b719"/>
    </style:style>
    <style:style style:name="T18" style:family="text">
      <style:text-properties fo:font-weight="bold" style:font-weight-asian="bold"/>
    </style:style>
    <style:style style:name="T19" style:family="text">
      <style:text-properties officeooo:rsid="00439d31"/>
    </style:style>
    <style:style style:name="T20"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971_162267422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6</text:a></text:p>
          <text:p text:style-name="P4"><text:a xlink:type="simple" xlink:href="#__RefHeading___Toc1314_3039812308" office:name="2.5 Use case / scenario" text:style-name="Index_20_Link" text:visited-style-name="Index_20_Link">2.5 Use case / scenario<text:tab/>7</text:a></text:p>
          <text:p text:style-name="P4"><text:a xlink:type="simple" xlink:href="#__RefHeading___Toc1316_3039812308" office:name="2.6 Openstaande vragen / keuzes" text:style-name="Index_20_Link" text:visited-style-name="Index_20_Link">2.6 Openstaande vragen / keuzes<text:tab/>7</text:a></text:p>
          <text:p text:style-name="P3"><text:a xlink:type="simple" xlink:href="#__RefHeading___Toc1584_3069374886" office:name="3. Methoden" text:style-name="Index_20_Link" text:visited-style-name="Index_20_Link">3. Methoden<text:tab/>9</text:a></text:p>
          <text:p text:style-name="P4"><text:a xlink:type="simple" xlink:href="#__RefHeading___Toc1586_3069374886" office:name="3.1 Welke sensoren zijn geschikt?" text:style-name="Index_20_Link" text:visited-style-name="Index_20_Link">3.1 Welke sensoren zijn geschikt?<text:tab/>9</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0</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0</text:a></text:p>
          <text:p text:style-name="P4"><text:a xlink:type="simple" xlink:href="#__RefHeading___Toc1592_3069374886" office:name="3.4 Schematische weergave" text:style-name="Index_20_Link" text:visited-style-name="Index_20_Link">3.4 Schematische weergave<text:tab/>11</text:a></text:p>
          <text:p text:style-name="P3"><text:a xlink:type="simple" xlink:href="#__RefHeading___Toc1594_3069374886" office:name="4. Advies en Planning" text:style-name="Index_20_Link" text:visited-style-name="Index_20_Link">4. Advies en Planning<text:tab/>13</text:a></text:p>
          <text:p text:style-name="P3"><text:a xlink:type="simple" xlink:href="#__RefHeading___Toc1596_3069374886" office:name="Bijlage 1 – Conceptvragenlijst Expertinterviews" text:style-name="Index_20_Link" text:visited-style-name="Index_20_Link">Bijlage 1 – Conceptvragenlijst Expertinterviews<text:tab/>15</text:a></text:p>
          <text:p text:style-name="P4"><text:a xlink:type="simple" xlink:href="#__RefHeading___Toc1598_3069374886" office:name="Blok 1 – Sensoren (opgesplitst naar experts)" text:style-name="Index_20_Link" text:visited-style-name="Index_20_Link">Blok 1 – Sensoren (opgesplitst naar experts)<text:tab/>15</text:a></text:p>
          <text:p text:style-name="P6"><text:a xlink:type="simple" xlink:href="#__RefHeading___Toc1600_3069374886" office:name="1. Expertinterview met powerliftcoach" text:style-name="Index_20_Link" text:visited-style-name="Index_20_Link">1. Expertinterview met powerliftcoach<text:tab/>15</text:a></text:p>
          <text:p text:style-name="P6"><text:a xlink:type="simple" xlink:href="#__RefHeading___Toc1602_3069374886" office:name="2. Expertinterview met sensor- of hardware-expert" text:style-name="Index_20_Link" text:visited-style-name="Index_20_Link">2. Expertinterview met sensor- of hardware-expert<text:tab/>15</text:a></text:p>
          <text:p text:style-name="P6"><text:a xlink:type="simple" xlink:href="#__RefHeading___Toc1604_3069374886" office:name="3. Literatuurstudie" text:style-name="Index_20_Link" text:visited-style-name="Index_20_Link">3. Literatuurstudie<text:tab/>16</text:a></text:p>
          <text:p text:style-name="P5"><text:a xlink:type="simple" xlink:href="#__RefHeading___Toc1606_3069374886" office:name="Blok 2 – Microcontroller &amp; Software" text:style-name="Index_20_Link" text:visited-style-name="Index_20_Link">Blok 2 – Microcontroller &amp; Software<text:tab/>16</text:a></text:p>
          <text:p text:style-name="P5"><text:a xlink:type="simple" xlink:href="#__RefHeading___Toc1608_3069374886" office:name="Blok 3 – Analyse &amp; Gebruik" text:style-name="Index_20_Link" text:visited-style-name="Index_20_Link">Blok 3 – Analyse &amp; Gebruik<text:tab/>16</text:a></text:p>
          <text:p text:style-name="P5"><text:a xlink:type="simple" xlink:href="#__RefHeading___Toc1610_3069374886" office:name="Afsluitende vragen" text:style-name="Index_20_Link" text:visited-style-name="Index_20_Link">Afsluitende vragen<text:tab/>17</text:a></text:p>
        </text:index-body>
      </text:table-of-content>
      <text:h text:style-name="Heading_20_2" text:outline-level="2"><text:span text:style-name="Strong_20_Emphasis"/></text:h>
      <text:h text:style-name="P7" text:outline-level="1"><text:bookmark-start text:name="__RefHeading___Toc971_1622674227"/><text:span text:style-name="Strong_20_Emphasis">1. Projectbeschrijving</text:span><text:bookmark-end text:name="__RefHeading___Toc971_1622674227"/></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text:span text:style-name="T2">(verwijzing toevoegen?)</text:span>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8"><text:span text:style-name="Strong_20_Emphasis"><text:span text:style-name="T3">Het prototype wordt ontwikkeld in meerdere fases</text:span></text:span><text:span text:style-name="Strong_20_Emphasis"> </text:span><text:span text:style-name="Strong_20_Emphasis"><text:span text:style-name="T3">(</text:span></text:span><text:span text:style-name="Strong_20_Emphasis"><text:span text:style-name="T4">runs)</text:span></text:span><text:span text:style-name="Strong_20_Emphasis"><text:span text:style-name="T3">:</text:span></text:span></text:p>
      <text:list text:style-name="L1">
        <text:list-item>
          <text:p text:style-name="P9"><text:span text:style-name="Strong_20_Emphasis"><text:span text:style-name="T5">Run 1 – Onderzoeksvragen: </text:span></text:span><text:span text:style-name="Strong_20_Emphasis"><text:span text:style-name="T6">Onderzoeksvragen identificeren, requirements verzamelen.</text:span></text:span></text:p>
        </text:list-item>
        <text:list-item>
          <text:p text:style-name="P10"><text:span text:style-name="Strong_20_Emphasis"><text:span text:style-name="T7">Run </text:span></text:span><text:span text:style-name="Strong_20_Emphasis"><text:span text:style-name="T5">2</text:span></text:span><text:span text:style-name="Strong_20_Emphasis"><text:span text:style-name="T7"> – Hardware prototyping:</text:span></text:span><text:span text:style-name="T7"> </text:span>Testen van sensortechnologieën en realtime visualisatie.</text:p>
        </text:list-item>
        <text:list-item>
          <text:p text:style-name="P11"><text:span text:style-name="Strong_20_Emphasis"><text:span text:style-name="T7">Run </text:span></text:span><text:span text:style-name="Strong_20_Emphasis"><text:span text:style-name="T5">3</text:span></text:span><text:span text:style-name="Strong_20_Emphasis"><text:span text:style-name="T7"> – Dataopslag:</text:span></text:span><text:span text:style-name="T7"> </text:span>Lokale opslag van sensordata voor latere analyse <text:span text:style-name="T8">en terug kijken van de opgeslagen data.</text:span></text:p>
        </text:list-item>
        <text:list-item>
          <text:p text:style-name="P12"><text:span text:style-name="Strong_20_Emphasis">Run </text:span><text:span text:style-name="Strong_20_Emphasis"><text:span text:style-name="T5">4</text:span></text:span><text:span text:style-name="Strong_20_Emphasis"> – Analyse:</text:span> Data-analyse toevoegen, bijvoorbeeld visualisatie van drukverdeling of bewegingspatronen.</text:p>
        </text:list-item>
        <text:list-item>
          <text:p text:style-name="P11"><text:span text:style-name="Strong_20_Emphasis"><text:span text:style-name="T7">Run </text:span></text:span><text:span text:style-name="Strong_20_Emphasis"><text:span text:style-name="T5">5</text:span></text:span><text:span text:style-name="Strong_20_Emphasis"><text:span text:style-name="T7"> – Verdere uitbreidingen:</text:span></text:span><text:span text:style-name="T7">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3"><text:span text:style-name="Strong_20_Emphasis">Primair:</text:span> Professionals zoals fysiotherapeuten en coaches die inzicht willen in hoe een cliënt beweegt.</text:p>
        </text:list-item>
        <text:list-item>
          <text:p text:style-name="P13"><text:span text:style-name="Strong_20_Emphasis">Secundair:</text:span> Cliënten zelf, indien het systeem later intuïtief genoeg wordt.</text:p>
        </text:list-item>
        <text:list-item>
          <text:p text:style-name="P13">Gebruiksgemak is belangrijk, maar prioriteit ligt op<text:span text:style-name="T3"> </text:span><text:span text:style-name="Strong_20_Emphasis"><text:span text:style-name="T3">functionerend prototype</text:span></text:span><text:span text:style-name="T3">.</text:span></text:p>
        </text:list-item>
      </text:list>
      <text:h text:style-name="Heading_20_2" text:outline-level="2"><text:bookmark-start text:name="__RefHeading___Toc1310_3039812308"/>2.3 Functieanalyse (<text:span text:style-name="T9">MoSCow</text:span>)<text:bookmark-end text:name="__RefHeading___Toc1310_3039812308"/></text:h>
      <text:p text:style-name="Standard"/>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4">Functie / Feature</text:p>
          </table:table-cell>
          <table:table-cell table:style-name="Table2.A1" office:value-type="string">
            <text:p text:style-name="P14">MoSCoW-prioriteit</text:p>
          </table:table-cell>
          <table:table-cell table:style-name="Table2.C1" office:value-type="string">
            <text:p text:style-name="P14">Toelichting / Run</text:p>
          </table:table-cell>
        </table:table-row>
        <table:table-row table:style-name="Table2.1">
          <table:table-cell table:style-name="Table2.A2" office:value-type="string">
            <text:p text:style-name="P14">Vrije software</text:p>
          </table:table-cell>
          <table:table-cell table:style-name="Table2.A2" office:value-type="string">
            <text:p text:style-name="P14">Must have</text:p>
          </table:table-cell>
          <table:table-cell table:style-name="Table2.C2" office:value-type="string">
            <text:p text:style-name="P14">Open-source software</text:p>
          </table:table-cell>
        </table:table-row>
        <table:table-row table:style-name="Table2.1">
          <table:table-cell table:style-name="Table2.A2" office:value-type="string">
            <text:p text:style-name="P14">Realtime uitlezen van sensordata</text:p>
          </table:table-cell>
          <table:table-cell table:style-name="Table2.A2" office:value-type="string">
            <text:p text:style-name="P14">Must have</text:p>
          </table:table-cell>
          <table:table-cell table:style-name="Table2.C2" office:value-type="string">
            <text:p text:style-name="P14">Kernfunctionaliteit voor feedback (Run 2)</text:p>
          </table:table-cell>
        </table:table-row>
        <table:table-row table:style-name="Table2.1">
          <table:table-cell table:style-name="Table2.A2" office:value-type="string">
            <text:p text:style-name="P14">Draagbaarheid hardware</text:p>
          </table:table-cell>
          <table:table-cell table:style-name="Table2.A2" office:value-type="string">
            <text:p text:style-name="P14">Must have</text:p>
          </table:table-cell>
          <table:table-cell table:style-name="Table2.C2" office:value-type="string">
            <text:p text:style-name="P14">Belangrijk voor gebruik in sportschool (Run 1 &amp; 2)</text:p>
          </table:table-cell>
        </table:table-row>
        <text:soft-page-break/>
        <table:table-row table:style-name="Table2.1">
          <table:table-cell table:style-name="Table2.A2" office:value-type="string">
            <text:p text:style-name="P14">Visualisatie van data</text:p>
          </table:table-cell>
          <table:table-cell table:style-name="Table2.A2" office:value-type="string">
            <text:p text:style-name="P14">Must have</text:p>
          </table:table-cell>
          <table:table-cell table:style-name="Table2.C2" office:value-type="string">
            <text:p text:style-name="P14">Voor interpretatie door professional (Run 2 &amp; 3)</text:p>
          </table:table-cell>
        </table:table-row>
        <table:table-row table:style-name="Table2.1">
          <table:table-cell table:style-name="Table2.A2" office:value-type="string">
            <text:p text:style-name="P14">Data lokaal opslaan</text:p>
          </table:table-cell>
          <table:table-cell table:style-name="Table2.A2" office:value-type="string">
            <text:p text:style-name="P14">Must have</text:p>
          </table:table-cell>
          <table:table-cell table:style-name="Table2.C2" office:value-type="string">
            <text:p text:style-name="P14">Nodig voor latere analyse (Run 3)</text:p>
          </table:table-cell>
        </table:table-row>
        <table:table-row table:style-name="Table2.1">
          <table:table-cell table:style-name="Table2.A2" office:value-type="string">
            <text:p text:style-name="P14">Basisanalyse van data</text:p>
          </table:table-cell>
          <table:table-cell table:style-name="Table2.A2" office:value-type="string">
            <text:p text:style-name="P14">Should have</text:p>
          </table:table-cell>
          <table:table-cell table:style-name="Table2.C2" office:value-type="string">
            <text:p text:style-name="P14">Bijvoorbeeld drukverdeling, grafieken (Run 3)</text:p>
          </table:table-cell>
        </table:table-row>
        <table:table-row table:style-name="Table2.1">
          <table:table-cell table:style-name="Table2.A2" office:value-type="string">
            <text:p text:style-name="P14">Detectie compensatiebewegingen</text:p>
          </table:table-cell>
          <table:table-cell table:style-name="Table2.A2" office:value-type="string">
            <text:p text:style-name="P14">Should have</text:p>
          </table:table-cell>
          <table:table-cell table:style-name="Table2.C2" office:value-type="string">
            <text:p text:style-name="P14">Ondersteunt advies (Run 3)</text:p>
          </table:table-cell>
        </table:table-row>
        <table:table-row table:style-name="Table2.1">
          <table:table-cell table:style-name="Table2.A2" office:value-type="string">
            <text:p text:style-name="P14">Geavanceerde analyses</text:p>
          </table:table-cell>
          <table:table-cell table:style-name="Table2.A2" office:value-type="string">
            <text:p text:style-name="P14">Could have</text:p>
          </table:table-cell>
          <table:table-cell table:style-name="Table2.C2" office:value-type="string">
            <text:p text:style-name="P14">Heatmaps, alerts (Run 4)</text:p>
          </table:table-cell>
        </table:table-row>
        <table:table-row table:style-name="Table2.1">
          <table:table-cell table:style-name="Table2.A2" office:value-type="string">
            <text:p text:style-name="P14">Intuïtieve interface voor cliënten</text:p>
          </table:table-cell>
          <table:table-cell table:style-name="Table2.A2" office:value-type="string">
            <text:p text:style-name="P14">Could have</text:p>
          </table:table-cell>
          <table:table-cell table:style-name="Table2.C2" office:value-type="string">
            <text:p text:style-name="P14">Mogelijk in toekomstige uitbreiding (Run 4)</text:p>
          </table:table-cell>
        </table:table-row>
        <table:table-row table:style-name="Table2.1">
          <table:table-cell table:style-name="Table2.A2" office:value-type="string">
            <text:p text:style-name="P14">Integratie met apps/webinterface</text:p>
          </table:table-cell>
          <table:table-cell table:style-name="Table2.A2" office:value-type="string">
            <text:p text:style-name="P14">Could have</text:p>
          </table:table-cell>
          <table:table-cell table:style-name="Table2.C2" office:value-type="string">
            <text:p text:style-name="P14">Optioneel, gepland voor Run 5</text:p>
          </table:table-cell>
        </table:table-row>
        <table:table-row table:style-name="Table2.1">
          <table:table-cell table:style-name="Table2.A2" office:value-type="string">
            <text:p text:style-name="P14">Cloudopslag sensordata</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Realtime coaching AI</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Volledige compatibiliteit alle sensortypes</text:p>
          </table:table-cell>
          <table:table-cell table:style-name="Table2.A2" office:value-type="string">
            <text:p text:style-name="P14">Won’t have</text:p>
          </table:table-cell>
          <table:table-cell table:style-name="Table2.C2" office:value-type="string">
            <text:p text:style-name="P14">Focus op specifieke sensoren</text:p>
          </table:table-cell>
        </table:table-row>
        <table:table-row table:style-name="Table2.1">
          <table:table-cell table:style-name="Table2.A2" office:value-type="string">
            <text:p text:style-name="P14">Integratie met wearables</text:p>
          </table:table-cell>
          <table:table-cell table:style-name="Table2.A2" office:value-type="string">
            <text:p text:style-name="P14">Won’t have</text:p>
          </table:table-cell>
          <table:table-cell table:style-name="Table2.C2" office:value-type="string">
            <text:p text:style-name="P14">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1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3">it</text:span></text:span><text:span text:style-name="Strong_20_Emphasis"><text:span text:style-name="T10">eraties/runs</text:span></text:span>.</text:p>
        </text:list-item>
        <text:list-item>
          <text:p text:style-name="P16"><text:span text:style-name="Strong_20_Emphasis">Beperkte ervaring met sensortechnologieën:</text:span> Hoewel dit mijn eerste project van deze omvang is, beschik ik over beperkte ervaring met het <text:soft-page-break/>ontwikkelen van sensorgebaseerde systemen. Dit kan het leerproces en de snelheid van ontwikkeling beïnvloeden.</text:p>
        </text:list-item>
        <text:list-item>
          <text:p text:style-name="P16"><text:span text:style-name="Strong_20_Emphasis">Beperkt projectbudget:</text:span> De beschikbare middelen zijn beperkt, waardoor keuzes voor hardware en software zorgvuldig moeten worden gemaakt.</text:p>
        </text:list-item>
        <text:list-item>
          <text:p text:style-name="P17"><text:span text:style-name="Strong_20_Emphasis"><text:span text:style-name="T7">Draagbaarheid:</text:span></text:span><text:span text:style-name="T7"> </text:span>Het prototype moet redelijk makkelijk mee te nemen zijn: <text:span text:style-name="Strong_20_Emphasis"><text:span text:style-name="T3">handzaam (“sjauwable”)</text:span></text:span><text:span text:style-name="T3">,</text:span> maar niet zo zwaar dat er speciale hulpmiddelen nodig zijn (“forklift<text:span text:style-name="T11">enabled</text:span>”). Dit stelt grenzen aan de omvang en het gewicht van de hardware en beïnvloedt de keuze van sensoren en schermen.</text:p>
        </text:list-item>
        <text:list-item>
          <text:p text:style-name="P16"><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1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 scenario<text:bookmark-end text:name="__RefHeading___Toc1314_3039812308"/></text:h>
      <text:list text:style-name="L5">
        <text:list-item>
          <text:p text:style-name="P19">De professional plaatst sensoren op, rond, onder of boven de cliënt.</text:p>
        </text:list-item>
        <text:list-item>
          <text:p text:style-name="P19">De cliënt voert specifieke bewegingen uit, zoals squats, deadlifts of bench presses.</text:p>
        </text:list-item>
        <text:list-item>
          <text:p text:style-name="P19">De sensordata wordt realtime weergegeven op een scherm of tablet, zodat de professional direct feedback kan krijgen.</text:p>
        </text:list-item>
        <text:list-item>
          <text:p text:style-name="P19">De data kan lokaal worden opgeslagen voor nadere analyse of vergelijking in de toekomst.</text:p>
        </text:list-item>
        <text:list-item>
          <text:p text:style-name="P19">De professional gebruikt de verzamelde informatie om advies te geven, de techniek aan te passen of compensatiebewegingen te corrigeren.</text:p>
        </text:list-item>
      </text:list>
      <text:h text:style-name="Heading_20_2" text:outline-level="2"><text:bookmark-start text:name="__RefHeading___Toc1316_3039812308"/>2.6 Openstaande vragen / keuzes<text:bookmark-end text:name="__RefHeading___Toc1316_3039812308"/></text:h>
      <text:list text:style-name="L6">
        <text:list-item>
          <text:p text:style-name="P20">Welke specifieke sensoren zijn geschikt? (<text:span text:style-name="T12">Hoofdstuk 4, uitwerking methode</text:span>)</text:p>
        </text:list-item>
        <text:list-item>
          <text:p text:style-name="P20"><text:soft-page-break/>Welke microcontroller/software setup geeft de beste realtime feedback? <text:span text:style-name="T12">(hoofdstuk 4, uitwerking methode</text:span><text:span text:style-name="T13">)</text:span></text:p>
        </text:list-item>
        <text:list-item>
          <text:p text:style-name="P21"><text:span text:style-name="T7">Welke analysevormen zijn nuttig voor professionals? (grafieken, heatmaps, alerts) </text:span><text:span text:style-name="T12">(hoofdstuk 4, uitwerking methode</text:span><text:span text:style-name="T13">)</text:span></text:p>
        </text:list-item>
      </text:list>
      <text:h text:style-name="P7"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name="ist research methods"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7">
        <text:list-item>
          <text:p text:style-name="P22"><text:span text:style-name="Strong_20_Emphasis">Expertinterview met powerliftcoach</text:span></text:p>
          <text:list>
            <text:list-item>
              <text:p text:style-name="P22">Doel: inzicht krijgen in welke bewegingen en informatie voor hem/haar het meest waardevol zijn bij het analyseren van cliënten.</text:p>
            </text:list-item>
            <text:list-item>
              <text:p text:style-name="P22">Voorbeeldvragen:</text:p>
              <text:list>
                <text:list-item>
                  <text:p text:style-name="P22">Bij welke oefeningen mis je cruciale informatie over de beweging van cliënten?</text:p>
                </text:list-item>
                <text:list-item>
                  <text:p text:style-name="P22">Welke fouten of compensatiepatronen wil je sneller of duidelijker kunnen zien?</text:p>
                </text:list-item>
                <text:list-item>
                  <text:p text:style-name="P22">Wat zou je minimaal op een scherm willen terugzien tijdens of na een oefening?</text:p>
                </text:list-item>
              </text:list>
            </text:list-item>
          </text:list>
        </text:list-item>
        <text:list-item>
          <text:p text:style-name="P22"><text:span text:style-name="Strong_20_Emphasis">Expertinterview met sensor- of hardware-expert</text:span></text:p>
          <text:list>
            <text:list-item>
              <text:p text:style-name="P22">Doel: bepalen welke van de informatiebehoeften uit het coach-interview technisch meetbaar zijn en binnen de scope van dit project passen.</text:p>
            </text:list-item>
            <text:list-item>
              <text:p text:style-name="P22">Voorbeeldvragen:</text:p>
              <text:list>
                <text:list-item>
                  <text:p text:style-name="P22">Welke sensortypen zijn geschikt om de genoemde bewegingen te meten?</text:p>
                </text:list-item>
                <text:list-item>
                  <text:p text:style-name="P22"><text:soft-page-break/>Zijn er beperkingen qua draagbaarheid, gewicht of robuustheid waar rekening mee gehouden moet worden?</text:p>
                </text:list-item>
                <text:list-item>
                  <text:p text:style-name="P22">Welke sensoren zijn praktisch haalbaar binnen het beschikbare budget?</text:p>
                </text:list-item>
              </text:list>
            </text:list-item>
          </text:list>
        </text:list-item>
        <text:list-item>
          <text:p text:style-name="P22"><text:span text:style-name="Strong_20_Emphasis">Literatuurstudie</text:span></text:p>
          <text:list>
            <text:list-item>
              <text:p text:style-name="P22">Doel: vergelijking maken tussen verschillende sensortypen (bijv. krachtsensoren, druksensoren, IMU’s).</text:p>
            </text:list-item>
            <text:list-item>
              <text:p text:style-name="P22">Focuspunten:</text:p>
              <text:list>
                <text:list-item>
                  <text:p text:style-name="P22">Belastbaarheid (kunnen ze voldoende kracht registreren zonder schade?)</text:p>
                </text:list-item>
                <text:list-item>
                  <text:p text:style-name="P22">Type input (dynamisch, statisch, combinatie)</text:p>
                </text:list-item>
                <text:list-item>
                  <text:p text:style-name="P22">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4">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8">
        <text:list-item>
          <text:p text:style-name="P23"><text:span text:style-name="Strong_20_Emphasis">Literatuurstudie</text:span></text:p>
          <text:list>
            <text:list-item>
              <text:p text:style-name="P23">Onderzoeken welke microcontrollers en frameworks vaak worden gebruikt in combinatie met de geselecteerde sensoren.</text:p>
            </text:list-item>
            <text:list-item>
              <text:p text:style-name="P23">Criteria: snelheid van dataverwerking, compatibiliteit, draagbaarheid, community-ondersteuning (open-source).</text:p>
            </text:list-item>
          </text:list>
        </text:list-item>
        <text:list-item>
          <text:p text:style-name="P23"><text:span text:style-name="Strong_20_Emphasis">Expertinterview met hardware-/software-experts</text:span></text:p>
          <text:list>
            <text:list-item>
              <text:p text:style-name="P23">De voorlopige keuzes uit de literatuurstudie worden voorgelegd aan experts om praktische feedback te krijgen.</text:p>
            </text:list-item>
            <text:list-item>
              <text:p text:style-name="P23">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9">
        <text:list-item>
          <text:p text:style-name="P24"><text:soft-page-break/><text:span text:style-name="Strong_20_Emphasis">Literatuurstudie</text:span></text:p>
          <text:list>
            <text:list-item>
              <text:p text:style-name="P24">Onderzoeken van bestaande studies in de bewegingswetenschappen, fysiotherapie en krachttraining om een basis te leggen voor mogelijke analysetools.</text:p>
            </text:list-item>
          </text:list>
        </text:list-item>
        <text:list-item>
          <text:p text:style-name="P24"><text:span text:style-name="Strong_20_Emphasis">Co-design workshop met powerliftcoach</text:span></text:p>
          <text:list>
            <text:list-item>
              <text:p text:style-name="P24">Samen met een coach wordt in een interactieve sessie verkend welke vormen van visualisatie (bijv. grafieken, heatmaps, alerts) het meest bruikbaar zijn.</text:p>
            </text:list-item>
            <text:list-item>
              <text:p text:style-name="P24">Door het gezamenlijk schetsen of bespreken van mock-ups ontstaat direct inzicht in voorkeuren en gebruiksgemak.</text:p>
            </text:list-item>
          </text:list>
        </text:list-item>
        <text:list-item>
          <text:p text:style-name="P24"><text:span text:style-name="Strong_20_Emphasis">Resultaat:</text:span></text:p>
          <text:list>
            <text:list-item>
              <text:p text:style-name="P24">Een selectie van 2–3 analysevormen die aansluiten op de praktijkbehoeften van professionals en die in het prototype verder kunnen worden uitgewerkt.</text:p>
            </text:list-item>
          </text:list>
        </text:list-item>
      </text:list>
      <text:h text:style-name="P25" text:outline-level="2"><text:bookmark-start text:name="__RefHeading___Toc1592_3069374886"/>3.4 Schematische weergave<text:bookmark-end text:name="__RefHeading___Toc1592_3069374886"/></text:h>
      <text:p text:style-name="P26"/>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4">Openstaande vraag</text:p>
          </table:table-cell>
          <table:table-cell table:style-name="Table3.A1" office:value-type="string">
            <text:p text:style-name="P14">Onderzoeksmethode(n)</text:p>
          </table:table-cell>
          <table:table-cell table:style-name="Table3.C1" office:value-type="string">
            <text:p text:style-name="P14">Verwacht resultaat</text:p>
          </table:table-cell>
        </table:table-row>
        <table:table-row table:style-name="Table3.2">
          <table:table-cell table:style-name="Table3.A2" office:value-type="string">
            <text:p text:style-name="P14">Welke sensoren zijn geschikt?</text:p>
          </table:table-cell>
          <table:table-cell table:style-name="Table3.A2" office:value-type="string">
            <text:p text:style-name="P27">- Expertinterview met powerliftcoach</text:p>
            <text:p text:style-name="P27">- Expertinterview met sensor-/hardware-expert</text:p>
            <text:p text:style-name="P27">- Literatuurstudie (vergelijking eigenschappen sensoren)</text:p>
          </table:table-cell>
          <table:table-cell table:style-name="Table3.C2" office:value-type="string">
            <text:p text:style-name="P14">Selectie van 1–2 sensortypen die technisch haalbaar en praktisch bruikbaar zijn voor het prototype.</text:p>
          </table:table-cell>
        </table:table-row>
        <text:soft-page-break/>
        <table:table-row table:style-name="Table3.3">
          <table:table-cell table:style-name="Table3.A2" office:value-type="string">
            <text:p text:style-name="P14">Welke microcontroller/software-setup geeft de beste realtime feedback?</text:p>
          </table:table-cell>
          <table:table-cell table:style-name="Table3.A2" office:value-type="string">
            <text:p text:style-name="P27">- Literatuurstudie (technische opties en compatibiliteit)</text:p>
            <text:p text:style-name="P27">- Expertinterview met hardware-/software-experts</text:p>
          </table:table-cell>
          <table:table-cell table:style-name="Table3.C2" office:value-type="string">
            <text:p text:style-name="P14">Keuze voor een microcontroller en softwareomgeving die realtime feedback kan geven en aansluit bij de geselecteerde sensoren.</text:p>
          </table:table-cell>
        </table:table-row>
        <table:table-row table:style-name="Table3.4">
          <table:table-cell table:style-name="Table3.A2" office:value-type="string">
            <text:p text:style-name="P14">Welke analysevormen zijn nuttig voor professionals?</text:p>
          </table:table-cell>
          <table:table-cell table:style-name="Table3.A2" office:value-type="string">
            <text:p text:style-name="P27">- Literatuurstudie (bewegingswetenschappen, fysiotherapie, krachttraining)</text:p>
            <text:p text:style-name="P27">- <text:span text:style-name="T15">CO-Design</text:span></text:p>
            <text:p text:style-name="P27">- Expertreview met powerliftcoach</text:p>
          </table:table-cell>
          <table:table-cell table:style-name="Table3.C2" office:value-type="string">
            <text:p text:style-name="P14">Lijst van 2–3 visualisatievormen (bijv. grafieken, heatmaps, alerts) die voor professionals het meest waardevol zijn.</text:p>
          </table:table-cell>
        </table:table-row>
      </table:table>
      <text:p text:style-name="Standard"><text:span text:style-name="Strong_20_Emphasis"/></text:p>
      <text:h text:style-name="P28" text:outline-level="1"><text:bookmark-start text:name="__RefHeading___Toc1594_3069374886"/><text:span text:style-name="Strong_20_Emphasis"><text:span text:style-name="T16">4. Advies en Planning</text:span></text:span><text:bookmark-end text:name="__RefHeading___Toc1594_3069374886"/></text:h>
      <text:p text:style-name="P29"><text:span text:style-name="Strong_20_Emphasis"><text:span text:style-name="T3">Op basis van de analyses in hoofdstukken 2 en 3 kan het volgende voorlopig advies worden gegeven:</text:span></text:span></text:p>
      <text:list text:style-name="L10">
        <text:list-item>
          <text:p text:style-name="P30"><text:span text:style-name="Strong_20_Emphasis">Sensortechnologie</text:span></text:p>
          <text:list>
            <text:list-item>
              <text:p text:style-name="P30">Begin met 1–2 types sensoren die <text:span text:style-name="T16">informatie kan verzamelen dat de expert nieuwe inzichten geeft maar die ook toepasbaarzijn voor een onervaren ontwikkelaar.</text:span></text:p>
            </text:list-item>
            <text:list-item>
              <text:p text:style-name="P30">Focus op draagbaarheid en gebruiksgemak, zodat de professional het prototype eenvoudig kan toepassen in een sportschool- of trainingsomgeving.</text:p>
            </text:list-item>
            <text:list-item>
              <text:p text:style-name="P30">Sensoren moeten robuust genoeg zijn voor dynamische krachttrainingen, maar hoeven niet direct commercieel geschikt te zijn.</text:p>
            </text:list-item>
          </text:list>
        </text:list-item>
        <text:list-item>
          <text:p text:style-name="P30"><text:span text:style-name="Strong_20_Emphasis">Microcontroller en software</text:span></text:p>
          <text:list>
            <text:list-item>
              <text:p text:style-name="P30">Gebruik een microcontroller/platform met goede ondersteuning voor real-time data-acquisitie en compatibiliteit met de gekozen sensoren (bijv. Arduino of ESP32).</text:p>
            </text:list-item>
            <text:list-item>
              <text:p text:style-name="P30">Houd de software open-source en modulair, zodat functies later eenvoudig uitgebreid kunnen worden.</text:p>
            </text:list-item>
            <text:list-item>
              <text:p text:style-name="P30">Voor visualisatie kan in eerste instantie een laptop of tablet worden gebruikt, zodat realtime feedback zichtbaar is voor de professional.</text:p>
            </text:list-item>
          </text:list>
        </text:list-item>
        <text:list-item>
          <text:p text:style-name="P30"><text:span text:style-name="Strong_20_Emphasis">Analyse en visualisatie</text:span></text:p>
          <text:list>
            <text:list-item>
              <text:p text:style-name="P30">Pas co-design (workshop research) toe met een coach/fysiotherapeut om 2–3 analysevormen te selecteren die bruikbaar zijn in de praktijk.</text:p>
            </text:list-item>
            <text:list-item>
              <text:p text:style-name="P30">Mogelijke vormen: grafieken van bewegingshoek, heatmaps van drukverdeling, waarschuwingen bij compensatiebewegingen.</text:p>
            </text:list-item>
            <text:list-item>
              <text:p text:style-name="P30">Begin eenvoudig en bouw stap voor stap uit naar complexere analyses.</text:p>
            </text:list-item>
          </text:list>
        </text:list-item>
        <text:list-item>
          <text:p text:style-name="P30"><text:span text:style-name="Strong_20_Emphasis">Prototypefocus</text:span></text:p>
          <text:list>
            <text:list-item>
              <text:p text:style-name="P30">Het primaire doel is een functionerend proof-of-concept.</text:p>
            </text:list-item>
            <text:list-item>
              <text:p text:style-name="P30">Alle keuzes worden gemaakt met het oog op <text:span text:style-name="Strong_20_Emphasis">eerste bruikbare versie</text:span>, niet op een commercieel product.</text:p>
            </text:list-item>
            <text:list-item>
              <text:p text:style-name="P30"><text:soft-page-break/>Feedback van experts en gebruikers zal richting geven aan toekomstige uitbreidingen.</text:p>
            </text:list-item>
          </text:list>
        </text:list-item>
      </text:list>
      <text:p text:style-name="P29"><text:span text:style-name="Strong_20_Emphasis"/></text:p>
      <text:p text:style-name="P31"><text:span text:style-name="Strong_20_Emphasis"><text:span text:style-name="T17">Planning</text:span></text:span></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14"><text:span text:style-name="Strong_20_Emphasis"><text:span text:style-name="T18">Fase / Run</text:span></text:span></text:p>
          </table:table-cell>
          <table:table-cell table:style-name="Table4.A1" office:value-type="string">
            <text:p text:style-name="P14">Activiteit</text:p>
          </table:table-cell>
          <table:table-cell table:style-name="Table4.C1" office:value-type="string">
            <text:p text:style-name="P14">Tijdsbesteding</text:p>
          </table:table-cell>
        </table:table-row>
        <table:table-row table:style-name="Table4.1">
          <table:table-cell table:style-name="Table4.A2" office:value-type="string">
            <text:p text:style-name="P14">Run 1</text:p>
          </table:table-cell>
          <table:table-cell table:style-name="Table4.A2" office:value-type="string">
            <text:p text:style-name="P14">Onderzoeksvragen definiëren en literatuurstudie</text:p>
          </table:table-cell>
          <table:table-cell table:style-name="Table4.C2" office:value-type="string">
            <text:p text:style-name="P14"><text:span text:style-name="T19">4</text:span> weken</text:p>
          </table:table-cell>
        </table:table-row>
        <table:table-row table:style-name="Table4.1">
          <table:table-cell table:style-name="Table4.A2" office:value-type="string">
            <text:p text:style-name="P14">Run 2</text:p>
          </table:table-cell>
          <table:table-cell table:style-name="Table4.A2" office:value-type="string">
            <text:p text:style-name="P14">Hardware prototyping: sensoren selecteren, koppelen, realtime uitlezen</text:p>
          </table:table-cell>
          <table:table-cell table:style-name="Table4.C2" office:value-type="string">
            <text:p text:style-name="P14"><text:span text:style-name="T19">2</text:span> weken</text:p>
          </table:table-cell>
        </table:table-row>
        <table:table-row table:style-name="Table4.1">
          <table:table-cell table:style-name="Table4.A2" office:value-type="string">
            <text:p text:style-name="P14">Run 3</text:p>
          </table:table-cell>
          <table:table-cell table:style-name="Table4.A2" office:value-type="string">
            <text:p text:style-name="P14">Data-opslag: lokaal opslaan van sensordata</text:p>
          </table:table-cell>
          <table:table-cell table:style-name="Table4.C2" office:value-type="string">
            <text:p text:style-name="P14">2 weken</text:p>
          </table:table-cell>
        </table:table-row>
        <table:table-row table:style-name="Table4.1">
          <table:table-cell table:style-name="Table4.A2" office:value-type="string">
            <text:p text:style-name="P14">Run 4</text:p>
          </table:table-cell>
          <table:table-cell table:style-name="Table4.A2" office:value-type="string">
            <text:p text:style-name="P14">Analyse &amp; co-design workshop: selecteren van visualisatievormen</text:p>
          </table:table-cell>
          <table:table-cell table:style-name="Table4.C2" office:value-type="string">
            <text:p text:style-name="P14"><text:span text:style-name="T19">2</text:span> weken</text:p>
          </table:table-cell>
        </table:table-row>
        <table:table-row table:style-name="Table4.1">
          <table:table-cell table:style-name="Table4.A2" office:value-type="string">
            <text:p text:style-name="P14">Run 5</text:p>
          </table:table-cell>
          <table:table-cell table:style-name="Table4.A2" office:value-type="string">
            <text:p text:style-name="P14">Verdere uitbreidingen: integratie apps, smartware, extra functies</text:p>
          </table:table-cell>
          <table:table-cell table:style-name="Table4.C2" office:value-type="string">
            <text:p text:style-name="P14">3–4 weken (optioneel)</text:p>
          </table:table-cell>
        </table:table-row>
        <table:table-row table:style-name="Table4.1">
          <table:table-cell table:style-name="Table4.A2" office:value-type="string">
            <text:p text:style-name="P14">Totaal</text:p>
          </table:table-cell>
          <table:table-cell table:style-name="Table4.A2" office:value-type="string">
            <text:p text:style-name="P14">Prototype ontwikkeling en eerste evaluatie minus optioneel</text:p>
          </table:table-cell>
          <table:table-cell table:style-name="Table4.C2" office:value-type="string">
            <text:p text:style-name="P14"><text:span text:style-name="T19">10</text:span> weken</text:p>
          </table:table-cell>
        </table:table-row>
      </table:table>
      <text:p text:style-name="Standard"><text:span text:style-name="Strong_20_Emphasis"/></text:p>
      <text:h text:style-name="P7" text:outline-level="1"><text:bookmark-start text:name="__RefHeading___Toc1596_3069374886"/><text:span text:style-name="Strong_20_Emphasis">Bijlage </text:span><text:span text:style-name="Strong_20_Emphasis"><text:span text:style-name="T16">1</text:span></text:span><text:span text:style-name="Strong_20_Emphasis"> – Conceptvragenlijst Expertinterviews</text:span><text:bookmark-end text:name="__RefHeading___Toc1596_3069374886"/></text:h>
      <text:p text:style-name="P32">Deze vragenlijst dient als leidraad voor de expertinterviews in het kader van het project <text:span text:style-name="Emphasis">Bewegingsanalyse </text:span><text:span text:style-name="Emphasis"><text:span text:style-name="T20">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33"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1">
        <text:list-item>
          <text:p text:style-name="P34">Bij welke oefeningen mis je cruciale informatie over de beweging van cliënten?</text:p>
        </text:list-item>
        <text:list-item>
          <text:p text:style-name="P34">Welke fouten of compensatiepatronen wil je sneller of duidelijker kunnen zien?</text:p>
        </text:list-item>
        <text:list-item>
          <text:p text:style-name="P34">Wat zou je minimaal op een scherm willen terugzien tijdens of na een oefening?</text:p>
        </text:list-item>
        <text:list-item>
          <text:p text:style-name="P34">Zijn er specifieke bewegingen of posities waarvan je denkt dat ze vaak verkeerd worden uitgevoerd?</text:p>
        </text:list-item>
        <text:list-item>
          <text:p text:style-name="P34">Welke meetwaarden zouden jou helpen bij het corrigeren van techniek tijdens trainingen?</text:p>
        </text:list-item>
      </text:list>
      <text:h text:style-name="P33"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2">
        <text:list-item>
          <text:p text:style-name="P35">Welke sensortypen zijn geschikt om de genoemde bewegingen te meten?</text:p>
        </text:list-item>
        <text:list-item>
          <text:p text:style-name="P35">Zijn er beperkingen qua draagbaarheid, gewicht of robuustheid waar rekening mee gehouden moet worden?</text:p>
        </text:list-item>
        <text:list-item>
          <text:p text:style-name="P35">Welke sensoren zijn praktisch haalbaar binnen <text:span text:style-name="T14">een laag</text:span> budget?</text:p>
        </text:list-item>
        <text:list-item>
          <text:p text:style-name="P35">Zijn er sensoren die vaak falen in dynamische toepassingen zoals krachttraining?</text:p>
        </text:list-item>
        <text:list-item>
          <text:p text:style-name="P35"><text:soft-page-break/>Wat zijn de belangrijkste technische factoren om nauwkeurige realtime data te verkrijgen?</text:p>
        </text:list-item>
      </text:list>
      <text:h text:style-name="P33"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3">
        <text:list-item>
          <text:p text:style-name="P36">Belastbaarheid: kunnen sensoren voldoende kracht registreren zonder schade?</text:p>
        </text:list-item>
        <text:list-item>
          <text:p text:style-name="P36">Type input: dynamisch, statisch, of een combinatie?</text:p>
        </text:list-item>
        <text:list-item>
          <text:p text:style-name="P36">Gebruikservaringen uit eerdere projecten: handleidingen, wetenschappelijke artikelen, online bronnen.</text:p>
        </text:list-item>
      </text:list>
      <text:p text:style-name="P37"/>
      <text:h text:style-name="P38"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39">Welke microcontrollers of ontwikkelplatformen (Arduino, ESP32, Raspberry Pi, etc.) zijn volgens u het meest geschikt voor realtime bewegingsfeedback?</text:p>
                </text:list-item>
                <text:list-item>
                  <text:p text:style-name="P39">Welke software-omgeving of programmeertaal (bijv. Python, C/C++, Matlab) sluit volgens u het beste aan bij sport- en bewegingsanalyse?</text:p>
                </text:list-item>
                <text:list-item>
                  <text:p text:style-name="P40">Welke valkuilen ziet u vaak bij de koppeling van sensoren met microcontrollers?</text:p>
                </text:list-item>
                <text:list-item>
                  <text:p text:style-name="P40">Wat zou u adviseren qua balans tussen “snel iets werkends hebben” en “duurzaam een schaalbaar systeem bouwen”?</text:p>
                </text:list-item>
              </text:list>
            </text:list-item>
          </text:list>
        </text:list-item>
      </text:list>
      <text:h text:style-name="P38"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39">Welke vormen van feedback (grafieken, waarschuwingen, geluid, kleurcodes, heatmaps) vindt u voor coaches en fysiotherapeuten het meest bruikbaar?</text:p>
                </text:list-item>
                <text:list-item>
                  <text:p text:style-name="P39">Hoeveel detail in feedback is wenselijk tijdens een training? (real-time vs. achteraf analyse)</text:p>
                </text:list-item>
                <text:list-item>
                  <text:p text:style-name="P39">Welke fouten of bewegingen wilt u het liefst dat het systeem direct signaleert?</text:p>
                </text:list-item>
                <text:list-item>
                  <text:p text:style-name="P39">Wat zou volgens u de grootste meerwaarde zijn van een dergelijk systeem ten opzichte van huidige methoden?</text:p>
                </text:list-item>
              </text:list>
            </text:list-item>
          </text:list>
        </text:list-item>
      </text:list>
      <text:h text:style-name="P38"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39">Als u zelf een prototype zou mogen ontwerpen: wat zou u er absoluut in stoppen, en wat zeker niet?</text:p>
                </text:list-item>
                <text:list-item>
                  <text:p text:style-name="P39">Kent u nog andere experts of praktijksituaties die nuttig zouden zijn om in dit onderzoek te betrekken?</text:p>
                </text:list-item>
              </text:list>
            </text:list-item>
          </text:list>
        </text:list-item>
      </text:lis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21T12:07:38.884358708</dc:date>
    <meta:editing-duration>PT7H59M9S</meta:editing-duration>
    <meta:editing-cycles>42</meta:editing-cycles>
    <meta:generator>LibreOffice/25.8.1.1$Linux_X86_64 LibreOffice_project/580$Build-1</meta:generator>
    <meta:print-date>2025-09-15T14:18:32.681697942</meta:print-date>
    <meta:printed-by>PDF files</meta:printed-by>
    <meta:document-statistic meta:table-count="3" meta:image-count="0" meta:object-count="0" meta:page-count="17" meta:paragraph-count="251" meta:word-count="2460" meta:character-count="17592" meta:non-whitespace-character-count="15469"/>
  </office:meta>
</office:document-meta>
</file>